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color="#000000"/>
    </style:style>
    <style:style style:name="T27" style:family="text">
      <style:text-properties fo:color="#000000" fo:language="ru" fo:country="RU"/>
    </style:style>
    <style:style style:name="T28" style:family="text">
      <style:text-properties fo:color="#000000" fo:language="ru" fo:country="RU" fo:font-weight="bold" style:font-weight-asian="bold" style:font-weight-complex="bold"/>
    </style:style>
    <style:style style:name="T29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5" style:family="text">
      <style:text-properties fo:color="#0000cd" fo:language="ru" fo:country="RU"/>
    </style:style>
    <style:style style:name="T36" style:family="text">
      <style:text-properties fo:color="#0000cd" fo:language="ru" fo:country="RU" fo:font-weight="bold" style:font-weight-asian="bold" style:font-weight-complex="bold"/>
    </style:style>
    <style:style style:name="T37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color="#0000cd" fo:language="en" fo:country="US" fo:font-weight="bold" style:font-weight-asian="bold" style:font-weight-complex="bold"/>
    </style:style>
    <style:style style:name="T42" style:family="text">
      <style:text-properties fo:color="#a52a2a" fo:language="ru" fo:country="RU"/>
    </style:style>
    <style:style style:name="T43" style:family="text">
      <style:text-properties fo:color="#ff3333"/>
    </style:style>
    <style:style style:name="T44" style:family="text">
      <style:text-properties fo:color="#ff3333" fo:language="ru" fo:country="RU"/>
    </style:style>
    <style:style style:name="T45" style:family="text">
      <style:text-properties fo:color="#6600ff" fo:language="ru" fo:country="RU"/>
    </style:style>
    <style:style style:name="T46" style:family="text">
      <style:text-properties fo:color="#3333ff" fo:language="ru" fo:country="RU"/>
    </style:style>
    <style:style style:name="T47" style:family="text">
      <style:text-properties fo:color="#009900" fo:language="ru" fo:country="RU"/>
    </style:style>
    <style:style style:name="T48" style:family="text">
      <style:text-properties fo:color="#cc0000"/>
    </style:style>
    <style:style style:name="T49" style:family="text">
      <style:text-properties fo:color="#cc0000" fo:language="ru" fo:country="RU"/>
    </style:style>
    <style:style style:name="T50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6">select </text:span>- <text:span text:style-name="T7">выбрать</text:span></text:p>
      <text:p text:style-name="P1">* - все колонки</text:p>
      <text:p text:style-name="P1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1"><text:span text:style-name="T16">2 select top 10 </text:span><text:span text:style-name="T22">(strings)</text:span><text:span text:style-name="T16"> * from tableName</text:span><text:span text:style-name="T23"> </text:span><text:s text:c="4"/>- <text:span text:style-name="T8">первые 10 строк в </text:span><text:span text:style-name="T3">MSQL</text:span> </text:p>
      <text:p text:style-name="P1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6">3 select top 45 percent </text:span><text:span text:style-name="T22">(strings)</text:span><text:span text:style-name="T16"> * from tableName</text:span> — для других систем запрос выполняется более сложночем в <text:s/><text:span text:style-name="T19">MSQL</text:span></text:p>
      <text:p text:style-name="P2">4 select columnName, columnName,.. <text:span text:style-name="T22">(or * select all column)</text:span> from tableName <text:span text:style-name="T22"><text:s/>- выбор нужных колонок в нужном порядке</text:span></text:p>
      <text:p text:style-name="P2">5 select top 10 <text:span text:style-name="T22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6">select</text:span><text:span text:style-name="T22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1">через пробел от названия колонки можно написать ее псевдоним</text:span></text:p>
      <text:p text:style-name="P5"><text:span text:style-name="T16">--* </text:span><text:span text:style-name="T17">вычисления со столбцами</text:span></text:p>
      <text:p text:style-name="P7"><text:span text:style-name="T12">6 </text:span><text:span text:style-name="T15">select top 3 columnName </text:span><text:span text:style-name="T17">columnNickName, </text:span><text:span text:style-name="T15">numColumnNam</text:span><text:span text:style-name="T22">*/+-num</text:span><text:span text:style-name="T17"> columnNickName</text:span><text:span text:style-name="T8"> </text:span><text:span text:style-name="T15">from</text:span><text:span text:style-name="T22"> </text:span><text:span text:style-name="T15">tableName</text:span></text:p>
      <text:p text:style-name="P7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2"> </text:span><text:span text:style-name="T8">не используем</text:span></text:p>
      <text:p text:style-name="P8"><text:span text:style-name="T7">7 </text:span>select columName+' '+ columnName <text:s/><text:span text:style-name="T20">columnNickName </text:span>from tableName</text:p>
      <text:p text:style-name="P8">*<text:span text:style-name="T22"> +' '+ </text:span><text:span text:style-name="T8">разделитель между строковыми колонками</text:span></text:p>
      <text:p text:style-name="P8"><text:span text:style-name="T7">8 </text:span>select 10+15 == <text:s/>select 10+15 from tableName <text:span text:style-name="T8"><text:s/>запрос сработает как калькулятор</text:span></text:p>
      <text:p text:style-name="P8"><text:span text:style-name="T8">* <text:s/></text:span>select '10'+'15' —<text:span text:style-name="T8"> 1015 </text:span><text:span text:style-name="T21">MSQL</text:span><text:span text:style-name="T22"> </text:span><text:span text:style-name="T8">отработает по правилам строк</text:span></text:p>
      <text:p text:style-name="P8"><text:span text:style-name="T8">* </text:span><text:span text:style-name="T7">select '10'+'15' — </text:span><text:span text:style-name="T21">MySQL</text:span> <text:span text:style-name="T22">и</text:span><text:span text:style-name="T8">нтерпритирует строки как числа, если не может то заменяет строку на 0</text:span></text:p>
      <text:p text:style-name="P8"><text:span text:style-name="T7">* select '10'+'15' — </text:span><text:span text:style-name="T21">PostgresSQL</text:span> <text:span text:style-name="T8">считает что строки складывать нельзя о_О да ну нафиг...</text:span></text:p>
      <text:p text:style-name="P8"><text:span text:style-name="T8">* при запросе строковое значение надо обрамлять одинарными кавычками в </text:span><text:span text:style-name="T21">MSQL</text:span><text:span text:style-name="T22"> </text:span><text:span text:style-name="T8">одинарными, в других базах можно и двойными</text:span></text:p>
      <text:p text:style-name="P8">concat<text:span text:style-name="T22"> – </text:span><text:span text:style-name="T8">конкатенация</text:span></text:p>
      <text:p text:style-name="P8"><text:span text:style-name="T7">select </text:span>concat (<text:span text:style-name="T7">columName,' ',columnName</text:span>)<text:span text:style-name="T7"> columnNickName from tableName</text:span></text:p>
      <text:p text:style-name="P8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0">full_name</text:span><text:span text:style-name="T7"> </text:span><text:span text:style-name="T13">from </text:span><text:span text:style-name="T20">skill_managers – </text:span><text:span text:style-name="T13">функция во всех </text:span><text:span text:style-name="T21">SQL </text:span><text:span text:style-name="T13">работает адекватно,</text:span></text:p>
      <text:p text:style-name="P8"><text:span text:style-name="T13">* исключение — в </text:span><text:span text:style-name="T21">MSQL</text:span><text:span text:style-name="T20"> </text:span>concat<text:span text:style-name="T20"> </text:span><text:span text:style-name="T13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6">select item_name, price_rub, cnt</text:span><text:span text:style-name="T1">, round((price_rub*cnt*85.30),2) </text:span><text:span text:style-name="T6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4">сумма от 1 до </text:span><text:span text:style-name="T25">aN = </text:span><text:span text:style-name="T1">(a1+an) * (n-1+1) / 2 </text:span></text:p>
      <text:p text:style-name="P12"/>
      <text:p text:style-name="P8">* where <text:span text:style-name="T7">условие</text:span></text:p>
      <text:p text:style-name="P8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8"><text:span text:style-name="T7">*</text:span><text:span text:style-name="T13"> </text:span><text:span text:style-name="T20">where —</text:span><text:span text:style-name="T13"> как и </text:span><text:span text:style-name="T20">boolean </text:span><text:span text:style-name="T13">равно или не равно так же <text:s/>&lt; или &gt; <text:s/>или =</text:span></text:p>
      <text:p text:style-name="P8"><text:span text:style-name="T13">* <text:s/></text:span><text:span text:style-name="T20">“not” - “!=” - “&lt;&gt; ” <text:s/>, and, or</text:span></text:p>
      <text:p text:style-name="P8"><text:span text:style-name="T20">* </text:span><text:span text:style-name="T13">очередность выполнения: в скобках, </text:span><text:span text:style-name="T20">not, and, or</text:span></text:p>
      <text:p text:style-name="P8"><text:span text:style-name="T20">*</text:span> select * from<text:span text:style-name="T20"> </text:span><text:span text:style-name="T7">tableName</text:span><text:span text:style-name="T20"> </text:span>where<text:span text:style-name="T20"> </text:span><text:span text:style-name="T7">columnName</text:span>=<text:span text:style-name="T20"> x and <text:s/></text:span><text:span text:style-name="T7">columnName</text:span><text:span text:style-name="T20">=x or...()</text:span></text:p>
      <text:p text:style-name="P9"/>
      <text:p text:style-name="P8"><text:span text:style-name="T20">* in == or <text:s/></text:span>select * from<text:span text:style-name="T20"> </text:span><text:span text:style-name="T7">tableName</text:span><text:span text:style-name="T20"> </text:span>where<text:span text:style-name="T20"> </text:span><text:span text:style-name="T7">columnName </text:span>in (x,y,z...)</text:p>
      <text:p text:style-name="P8">select * from<text:span text:style-name="T20"> </text:span><text:span text:style-name="T7">tableName</text:span><text:span text:style-name="T20"> </text:span>where<text:span text:style-name="T20"> not </text:span><text:span text:style-name="T7">columnName </text:span>in (x,y,z...)</text:p>
      <text:p text:style-name="P9">* between – <text:span text:style-name="T7">между границы включены </text:span></text:p>
      <text:p text:style-name="P9"><text:span text:style-name="T35">SELECT</text:span><text:span text:style-name="T27"> * </text:span><text:span text:style-name="T35">FROM</text:span><text:span text:style-name="T27"> </text:span><text:span text:style-name="T28">tableName</text:span><text:span text:style-name="T26"> </text:span><text:span text:style-name="T27"><text:s/></text:span><text:span text:style-name="T35">WHERE</text:span><text:span text:style-name="T27"> </text:span><text:span text:style-name="T28">columnName</text:span><text:span text:style-name="T27"> </text:span><text:span text:style-name="T35">BETWEEN</text:span><text:span text:style-name="T27"> </text:span><text:span text:style-name="T26">x</text:span><text:span text:style-name="T27"> </text:span><text:span text:style-name="T35">AND</text:span><text:span text:style-name="T27"> y</text:span></text:p>
      <text:p text:style-name="P14"/>
      <text:p text:style-name="P9"><text:span text:style-name="T27">* </text:span><text:span text:style-name="T26">Like – </text:span><text:span text:style-name="T27">ищет паттерн в строке</text:span><text:span text:style-name="T7"> </text:span></text:p>
      <text:p text:style-name="P9">% - <text:span text:style-name="T7">любая последовательность символов любой длинны</text:span></text:p>
      <text:p text:style-name="P11">_ - один любой символ</text:p>
      <text:p text:style-name="P9"><text:span text:style-name="T35">SELECT</text:span><text:span text:style-name="T27"> * </text:span><text:span text:style-name="T35">FROM</text:span><text:span text:style-name="T27"> </text:span><text:span text:style-name="T28">tableName</text:span><text:span text:style-name="T27"> </text:span><text:span text:style-name="T35">WHERE</text:span><text:span text:style-name="T27"> </text:span><text:span text:style-name="T28">columnName</text:span><text:span text:style-name="T27"> </text:span><text:span text:style-name="T35">LIKE</text:span><text:span text:style-name="T27"> </text:span><text:span text:style-name="T42">'a%'</text:span><text:span text:style-name="T27">;</text:span><text:span text:style-name="T7"> <text:s/>- начинается на </text:span><text:span text:style-name="T44">а</text:span></text:p>
      <text:p text:style-name="P9"><text:span text:style-name="T35">SELECT</text:span><text:span text:style-name="T27"> * </text:span><text:span text:style-name="T35">FROM</text:span><text:span text:style-name="T27"> </text:span><text:span text:style-name="T28">tableName </text:span><text:span text:style-name="T35">WHERE</text:span><text:span text:style-name="T27"> </text:span><text:span text:style-name="T28">columnName</text:span><text:span text:style-name="T27"> <text:s/></text:span><text:span text:style-name="T35">LIKE</text:span><text:span text:style-name="T27"> </text:span><text:span text:style-name="T42">'_r%'</text:span><text:span text:style-name="T27">;</text:span><text:span text:style-name="T44"> <text:s/>- </text:span><text:span text:style-name="T27">второй символ </text:span><text:span text:style-name="T43">r <text:s/></text:span></text:p>
      <text:p text:style-name="P13"><text:soft-page-break/>* <text:span text:style-name="T7">примеры</text:span></text:p>
      <text:p text:style-name="P13"><text:span text:style-name="T35">SELECT</text:span><text:span text:style-name="T7"> * </text:span><text:span text:style-name="T35">FROM</text:span><text:span text:style-name="T7"> skill_managers </text:span><text:span text:style-name="T35">WHERE</text:span><text:span text:style-name="T7"> a</text:span>ge<text:span text:style-name="T7"> </text:span><text:span text:style-name="T45">IN </text:span><text:span text:style-name="T7">(25,33,37,42)</text:span></text:p>
      <text:p text:style-name="P13"><text:span text:style-name="T35">SELECT</text:span><text:span text:style-name="T7"> * </text:span><text:span text:style-name="T35">FROM</text:span><text:span text:style-name="T7"> skill_managers </text:span><text:span text:style-name="T35">WHERE</text:span><text:span text:style-name="T7"> first_name </text:span><text:span text:style-name="T45">IN </text:span><text:span text:style-name="T7">('Piter','Kaiden','Lacey');,</text:span></text:p>
      <text:p text:style-name="P14"/>
      <text:p text:style-name="P14">**Сортировка**</text:p>
      <text:p text:style-name="P13">* order by —<text:span text:style-name="T7"> по умолчанию по возрастанию (</text:span>ASC) —<text:span text:style-name="T7"> можно не указывать, </text:span></text:p>
      <text:p text:style-name="P13"><text:span text:style-name="T7">* по убыванию </text:span>DESC (descending)</text:p>
      <text:p text:style-name="P13"><text:span text:style-name="T35">SELECT</text:span><text:span text:style-name="T7"> * </text:span><text:span text:style-name="T35">FROM</text:span><text:span text:style-name="T7"> </text:span><text:span text:style-name="T14">tableName </text:span><text:span text:style-name="T35"><text:s/></text:span>order by <text:s/><text:span text:style-name="T14">columnName </text:span><text:span text:style-name="T19">(ASC</text:span><text:span text:style-name="T14">)</text:span></text:p>
      <text:p text:style-name="P13"><text:span text:style-name="T36">SELECT</text:span><text:span text:style-name="T14"> * </text:span><text:span text:style-name="T36">FROM</text:span><text:span text:style-name="T14"> tableName </text:span><text:span text:style-name="T36"><text:s/></text:span><text:span text:style-name="T7">order by</text:span><text:span text:style-name="T14"> <text:s/>columnName </text:span><text:span text:style-name="T19">DESC </text:span><text:span text:style-name="T7"><text:s/>- по убыванию указывать обязательно!</text:span></text:p>
      <text:p text:style-name="P15"><text:span text:style-name="T7">**</text:span><text:span text:style-name="T46">select</text:span><text:span text:style-name="T7"> * </text:span><text:span text:style-name="T46">from</text:span><text:span text:style-name="T7"> skill_managers </text:span><text:span text:style-name="T46">where</text:span><text:span text:style-name="T7"> gender=‘F’ </text:span><text:span text:style-name="T47">order by</text:span><text:span text:style-name="T7"> age </text:span></text:p>
      <text:p text:style-name="P15"><text:span text:style-name="T7">**</text:span><text:span text:style-name="T46">select</text:span><text:span text:style-name="T7"> </text:span><text:span text:style-name="T48">top 5</text:span> <text:span text:style-name="T7">* </text:span><text:span text:style-name="T46">from</text:span><text:span text:style-name="T7"> skill_managers </text:span><text:span text:style-name="T46">where</text:span><text:span text:style-name="T7"> gender=‘F’ </text:span><text:span text:style-name="T47">order by</text:span><text:span text:style-name="T7"> age <text:s/>- для </text:span>MSQL</text:p>
      <text:p text:style-name="P15"><text:span text:style-name="T7">**</text:span><text:span text:style-name="T46">select</text:span><text:span text:style-name="T7"> * </text:span><text:span text:style-name="T46">from</text:span><text:span text:style-name="T7"> skill_managers </text:span><text:span text:style-name="T46">where</text:span><text:span text:style-name="T7"> gender=‘F’ </text:span><text:span text:style-name="T47">order by</text:span><text:span text:style-name="T7"> age </text:span><text:span text:style-name="T48">limit 5 —</text:span><text:span text:style-name="T49"> </text:span><text:span text:style-name="T7">для остальных бд</text:span></text:p>
      <text:p text:style-name="P17"/>
      <text:p text:style-name="P17">*****Числа, Строки и Даты*****</text:p>
      <text:p text:style-name="P17">Длинна строки</text:p>
      <text:p text:style-name="P15"><text:span text:style-name="T19">len</text:span> – <text:span text:style-name="T23">MS SQL</text:span></text:p>
      <text:p text:style-name="P15"><text:span text:style-name="T19">length</text:span> – <text:span text:style-name="T23">PostrgresSQL and other</text:span></text:p>
      <text:p text:style-name="P15"><text:span text:style-name="T37">SELECT </text:span><text:span text:style-name="T14">len</text:span><text:span text:style-name="T7">('Длинна этой стрки') </text:span></text:p>
      <text:p text:style-name="P15"><text:span text:style-name="T37">SELECT </text:span><text:span text:style-name="T14">columnName, len</text:span><text:span text:style-name="T19">(</text:span><text:span text:style-name="T14">columnName</text:span><text:span text:style-name="T19">) </text:span><text:span text:style-name="T14">columnNickName <text:s/></text:span><text:span text:style-name="T19">f</text:span><text:span text:style-name="T14">rom tableName –</text:span><text:span text:style-name="T19"> </text:span><text:span text:style-name="T23">MS SQL</text:span></text:p>
      <text:p text:style-name="P15"><text:span text:style-name="T37">SELECT </text:span><text:span text:style-name="T14">columnName, </text:span><text:span text:style-name="T19">length(columnName)</text:span><text:span text:style-name="T23"> </text:span><text:span text:style-name="T14">columnNickName </text:span><text:span text:style-name="T50">FROM</text:span><text:span text:style-name="T9"> </text:span><text:span text:style-name="T14">tableName</text:span><text:span text:style-name="T9"> –</text:span><text:span text:style-name="T23"> PostgresSQL</text:span></text:p>
      <text:p text:style-name="P15">** <text:span text:style-name="T7">удаление лишних пробелов*</text:span></text:p>
      <text:p text:style-name="P15">*LTRIM / TRIM / RTRIM</text:p>
      <text:p text:style-name="P17">*левый <text:s/>/ <text:s text:c="2"/>оба <text:s text:c="2"/>/ <text:s/>правый — адекватно работают в <text:span text:style-name="T3">MySQL </text:span><text:span text:style-name="T23">и </text:span><text:span text:style-name="T3">PostgresSQL</text:span></text:p>
      <text:p text:style-name="P6"><text:span text:style-name="T29">*</text:span><text:span text:style-name="T30"> c MSSQL </text:span><text:span text:style-name="T32">надо гуглить </text:span><text:span text:style-name="T30">LRTIM </text:span><text:span text:style-name="T32">работает как </text:span><text:span text:style-name="T30">TRIM... </text:span><text:span text:style-name="T5">(⊙_⊙) </text:span></text:p>
      <text:p text:style-name="P6"><text:span text:style-name="T38">SELECT</text:span><text:span text:style-name="T30"> trim(</text:span><text:span text:style-name="T34">columnName</text:span><text:span text:style-name="T30">) </text:span><text:span text:style-name="T34">columnNickName</text:span><text:span text:style-name="T30"> </text:span><text:span text:style-name="T51">FROM</text:span><text:span text:style-name="T30"> </text:span><text:span text:style-name="T34">tableName</text:span><text:span text:style-name="T33"> </text:span><text:span text:style-name="T38">WHERE</text:span><text:span text:style-name="T29"> </text:span><text:span text:style-name="T30">trim(</text:span><text:span text:style-name="T34">columnName</text:span><text:span text:style-name="T30">)='</text:span><text:span text:style-name="T31">String</text:span><text:span text:style-name="T30">' (order by);</text:span></text:p>
      <text:p text:style-name="P6"><text:span text:style-name="T30">**upper('string')='STRING' <text:s text:c="2"/>= ucase - MySQL</text:span></text:p>
      <text:p text:style-name="P6"><text:span text:style-name="T30">**lower('STRING')='string' <text:s text:c="2"/>= lcase - MySQL</text:span></text:p>
      <text:p text:style-name="P17"><text:span text:style-name="T39">SELECT </text:span><text:span text:style-name="T3">case when</text:span><text:span text:style-name="T40"> </text:span><text:span text:style-name="T52">'A'='a'</text:span><text:span text:style-name="T40"> </text:span><text:span text:style-name="T6">then</text:span><text:span text:style-name="T40"> </text:span><text:span text:style-name="T52">'NOT CASE SENSITIVE'</text:span><text:span text:style-name="T40"> </text:span><text:span text:style-name="T6">else</text:span><text:span text:style-name="T40"> </text:span><text:span text:style-name="T52">'CASE SENSITIVE'</text:span><text:span text:style-name="T40"> END; - </text:span>запрос если то</text:p>
      <text:p text:style-name="P17"><text:span text:style-name="T23">**select upper(</text:span><text:span text:style-name="T19">columnName</text:span><text:span text:style-name="T23">) </text:span><text:span text:style-name="T19">columnNickName</text:span><text:span text:style-name="T5"> </text:span><text:span text:style-name="T23">, upper(</text:span><text:span text:style-name="T19">columnName</text:span><text:span text:style-name="T6">)</text:span><text:span text:style-name="T23"> </text:span><text:span text:style-name="T19">columnNickName</text:span><text:span text:style-name="T5"> </text:span></text:p>
      <text:p text:style-name="P17"><text:span text:style-name="T23"><text:s/>**from <text:s/></text:span><text:span text:style-name="T19">tableNa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2-07-01T23:35:18.73</dc:date>
    <meta:editing-duration>PT12H58M22S</meta:editing-duration>
    <meta:editing-cycles>27</meta:editing-cycles>
    <meta:document-statistic meta:table-count="0" meta:image-count="0" meta:object-count="0" meta:page-count="2" meta:paragraph-count="76" meta:word-count="686" meta:character-count="4542"/>
  </office:meta>
</office:document-meta>
</file>